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7c2" officeooo:paragraph-rsid="000857c2"/>
    </style:style>
    <style:style style:name="P2" style:family="paragraph" style:parent-style-name="Standard">
      <style:text-properties fo:color="#ce181e" officeooo:rsid="000857c2" officeooo:paragraph-rsid="000857c2"/>
    </style:style>
    <style:style style:name="P3" style:family="paragraph" style:parent-style-name="Standard">
      <style:text-properties fo:color="#ce181e" style:text-underline-style="none" officeooo:rsid="000857c2" officeooo:paragraph-rsid="000857c2"/>
    </style:style>
    <style:style style:name="P4" style:family="paragraph" style:parent-style-name="Standard">
      <style:text-properties fo:color="#006c3b" style:text-underline-style="none" officeooo:rsid="000857c2" officeooo:paragraph-rsid="000857c2"/>
    </style:style>
    <style:style style:name="P5" style:family="paragraph" style:parent-style-name="Standard">
      <style:text-properties fo:color="#006c3b" style:text-underline-style="none" officeooo:rsid="000857c2" officeooo:paragraph-rsid="000a1999"/>
    </style:style>
    <style:style style:name="P6" style:family="paragraph" style:parent-style-name="Standard">
      <style:text-properties fo:color="#000000" style:text-underline-style="none" officeooo:rsid="000857c2" officeooo:paragraph-rsid="000857c2"/>
    </style:style>
    <style:style style:name="P7" style:family="paragraph" style:parent-style-name="Standard">
      <style:text-properties fo:color="#000000" style:text-underline-style="none" officeooo:rsid="000857c2" officeooo:paragraph-rsid="000a1999"/>
    </style:style>
    <style:style style:name="P8" style:family="paragraph" style:parent-style-name="Standard">
      <style:text-properties fo:color="#000000" style:text-underline-style="none" officeooo:rsid="00090263" officeooo:paragraph-rsid="00090263"/>
    </style:style>
    <style:style style:name="P9" style:family="paragraph" style:parent-style-name="Standard">
      <style:text-properties fo:color="#000000" style:text-underline-style="none" officeooo:rsid="000a1999" officeooo:paragraph-rsid="000a19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263" style:font-weight-asian="normal" style:font-weight-complex="normal"/>
    </style:style>
    <style:style style:name="T3" style:family="text">
      <style:text-properties fo:font-weight="normal" officeooo:rsid="000a1999" style:font-weight-asian="normal" style:font-weight-complex="normal"/>
    </style:style>
    <style:style style:name="T4" style:family="text">
      <style:text-properties fo:font-weight="normal" officeooo:rsid="000bbbfb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0bf448" style:font-weight-asian="normal" style:font-weight-complex="normal"/>
    </style:style>
    <style:style style:name="T7" style:family="text">
      <style:text-properties officeooo:rsid="000bbb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ivello L2 la nostra politica di cache è la seguente:</text:p>
      <text:p text:style-name="P1">- Se si riceve una richiesta di retrieve dal database questa viene effettuata e la risorsa si salva anche in cache specificando il timestamp di fine trasferimento, nel mentre che si riceve la risorsa si spedisce anche al proxy frontend (ovvero quando il file è già stato salvato nella mappa)</text:p>
      <text:p text:style-name="P1">- <text:span text:style-name="T7">Se si riceve una richiesta di retrieve in cache si va a vedere se la risorsa è disponibile e se il timestamp non è “troppo” datato:</text:span></text:p>
      <text:p text:style-name="P1"><text:tab/>- <text:span text:style-name="T7">se non è troppo datato lo vado ad inviare a chi me lo ha chiesto;</text:span></text:p>
      <text:p text:style-name="P1"><text:tab/>- <text:span text:style-name="T7">se non c’è rispondo not found</text:span></text:p>
      <text:p text:style-name="P1"><text:tab/>- <text:span text:style-name="T7">se è troppo datato non faccio niente rispondendo not found (per il livello proxy, per avere <text:tab/>un load balancing decente, quando andrà a chiedere in_database a qualche server della cache <text:tab/>lo sceglierà a RANDOM(1,n) dove n=|{server cache}|</text:span></text:p>
      <text:p text:style-name="P2">COSE CHE NON GESTIAMO: </text:p>
      <text:p text:style-name="P3"><text:span text:style-name="T5">- morte della connessione fra database e server cache (ex L2)</text:span></text:p>
      <text:p text:style-name="P3"><text:span text:style-name="T5">- morte del server di cache nell’intervallo fra salvataggio fisico e virtuale in cacheVids</text:span></text:p>
      <text:p text:style-name="P3"><text:span text:style-name="T5">- </text:span><text:span text:style-name="T6">sistemare connectionThread</text:span></text:p>
      <text:p text:style-name="P4"><text:span text:style-name="T1">PROPOSTE:</text:span></text:p>
      <text:p text:style-name="P6"><text:span text:style-name="T1">- politica di bootstrap</text:span></text:p>
      <text:p text:style-name="P6"><text:span text:style-name="T1">- </text:span><text:span text:style-name="T2">quando muore il proxy si continua a salvare la risorsa sperando che qualcuno necessiti in futuro della risorsa.</text:span></text:p>
      <text:p text:style-name="P6"><text:span text:style-name="T2">- </text:span></text:p>
      <text:p text:style-name="P6"><text:span text:style-name="T2"/></text:p>
      <text:p text:style-name="P8"><text:span text:style-name="T1">LIVELLO DATABASE – SALVATAGGIO RISORSE</text:span></text:p>
      <text:p text:style-name="P9"><text:span text:style-name="T1">ASSUMPTION: La struttura gerarchica utilizza path con locazione relativa s.t. chiedere a diversi nodi porti comunque al reperimento della risorsa se questa è presente.</text:span></text:p>
      <text:p text:style-name="P9"><text:span text:style-name="T4">A</text:span><text:span text:style-name="T1">ll’interno della tabella vid_path le risorse vengono memorizzate con l’ID alfanumerico </text:span><text:span text:style-name="T4">e quindi non con il nome del video (nome dato da chi fa l’upload).</text:span></text:p>
      <text:p text:style-name="P9"><text:span text:style-name="T4"/></text:p>
      <text:p text:style-name="P5"><text:span text:style-name="T1">PROPOSTE:</text:span></text:p>
      <text:p text:style-name="P7"><text:span text:style-name="T1">- </text:span><text:span text:style-name="T3">modificare le varie tabelle per progettare un database sensato che consente </text:span><text:span text:style-name="T4">di avere l’informazione non solo dell’ID ma anche del nome dei vari video con le loro molteplici estensio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7:57:01.678609513</meta:creation-date>
    <dc:date>2019-03-22T18:53:58.419780564</dc:date>
    <meta:editing-duration>PT3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90" meta:character-count="1720" meta:non-whitespace-character-count="1441"/>
  </office:meta>
</office:document-meta>
</file>